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55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2.11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Millares" style:data-style-name="N110"/>
    <style:style style:name="ce7" style:family="table-cell" style:parent-style-name="Default" style:data-style-name="N0">
      <style:text-properties style:text-underline-style="solid" style:text-underline-width="auto" style:text-underline-color="font-color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62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lumno: D./Dª __Juan Francisco Díaz Moreno______________________________________________________________________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Elementos de la práctica 1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lase Malla3D (implementación correcta)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lase Cubo (Creación correcta de Geometría y Topología ) </text:p>
          </table:table-cell>
          <table:table-cell office:value-type="float" office:value="0.035" calcext:value-type="float">
            <text:p><text:s/>0,03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lase Tetraedro (Creación correcta de Geometría y Topología) 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ibujado en modo inmediato (glDrawElements) </text:p>
          </table:table-cell>
          <table:table-cell office:value-type="float" office:value="0.04" calcext:value-type="float">
            <text:p><text:s/>0,04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ibujado en modo diferido (VBO)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Uso de ColorArray para el color </text:p>
          </table:table-cell>
          <table:table-cell office:value-type="float" office:value="0.06" calcext:value-type="float">
            <text:p><text:s/>0,06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puntos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alambre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sólido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7"/>
          <table:table-cell table:number-columns-repeated="57"/>
        </table:table-row>
        <table:table-row table:style-name="ro2">
          <table:table-cell office:value-type="string" calcext:value-type="string">
            <text:p>Visualización modo ajedrez 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ULL_FACE habilitado 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2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arga y visualiza PLY (con clase propia)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lase ObjRevolucion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 de revolución a partir de perfil .ply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 de revolución a partir de vector de puntos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geometría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,07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topología en cualquier sentido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table:number-columns-repeated="2"/>
          <table:table-cell office:value-type="string" calcext:value-type="string">
            <text:p>X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etección de existencia de tapas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es con argumento para crear o no tapas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sualización opcional de tapas en tiempo de ejecución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table:number-columns-repeated="2"/>
          <table:table-cell office:value-type="string" calcext:value-type="string">
            <text:p>(se me olvidó marcar antes)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Varios objetos simultáneos en la escena </text:p>
          </table:table-cell>
          <table:table-cell office:value-type="float" office:value="0.08" calcext:value-type="float">
            <text:p><text:s/>0,08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Extra: rotación de perfil en cualquier eje </text:p>
          </table:table-cell>
          <table:table-cell office:value-type="float" office:value="0.08" calcext:value-type="float">
            <text:p><text:s/>0,080 <text:s text:c="2"/></text:p>
          </table:table-cell>
          <table:table-cell table:style-name="Default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3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álculo correcto de las normales en los vértices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os ejes se siguen viendo en color plano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Uso de array de normales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Implementación correcta clase Luz (y subclases) 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Hay al menos una luz direccional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Hay al menos una luz puntual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Modo de visualización sombreado suave 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4 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2"/>
          <table:table-cell office:value-type="string" calcext:value-type="string">
            <text:p>X + draw (Escena)</text:p>
          </table:table-cell>
          <table:table-cell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Animación automática de los 3 grados de libertad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Extra: Aumento/Disminución de velocidad general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Extra: Aumento/Disminución de velocidad para cada grado por separado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5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signación correcta de coordenadas de texturas en cuadro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4"/>
          <table:table-cell table:style-name="ce7"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Animación de la luz puntual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Extra: Hay en la escena un cilindro texturizado (p.ej. lata de refresco) y una esfera texturizada (p.ej. tierr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6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La cámara activa se mueve en torno al objeto seleccionado con el ratón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Se puede hacer zoom con cada cámar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Se seleccionan objetos en la escena iluminada con materiales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5"/>
          <table:table-cell office:value-type="string" calcext:value-type="string">
            <text:p>???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La camara activa, sin objeto seleccionado, se mueve en primera person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Las cámaras conservan su estado al pasar de una a otra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Extra: Los objetos seleccionables se visualizan de forma especial </text:p>
          </table:table-cell>
          <table:table-cell office:value-type="float" office:value="0.12" calcext:value-type="float">
            <text:p><text:s/>0,12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6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Tabla1" table:target-range-address="Hoja1.A4:Hoja1.G6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loext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loext:min-decimal-places="2" number:min-integer-digits="1" number:grouping="true"/>
      <number:text>   </number:text>
    </number:number-style>
    <number:number-style style:name="N105">
      <number:text>-</number:text>
      <number:number number:decimal-places="2" loext:min-decimal-places="2" number:min-integer-digits="1" number:grouping="true"/>
      <number:text>   </number:text>
    </number:number-style>
    <number:number-style style:name="N106">
      <number:text>-</number:text>
      <number:number number:decimal-places="0" loext:min-decimal-places="0" number:min-integer-digits="2"/>
      <number:text>   </number:text>
    </number:number-style>
    <number:number-style style:name="N108">
      <number:text> </number:text>
      <number:number number:decimal-places="3" loext:min-decimal-places="3" number:min-integer-digits="1" number:grouping="true"/>
      <number:text>   </number:text>
    </number:number-style>
    <number:number-style style:name="N109">
      <number:text>-</number:text>
      <number:number number:decimal-places="3" loext:min-decimal-places="3" number:min-integer-digits="1" number:grouping="true"/>
      <number:text>   </number:text>
    </number:number-style>
    <number:number-style style:name="N110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10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10P2" style:volatile="true">
      <number:text>-</number:text>
      <number:number number:decimal-places="0" loext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Millares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22:58:13.11477770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fjmel</meta:initial-creator>
    <meta:creation-date>2019-10-11T16:56:56Z</meta:creation-date>
    <dc:date>2021-01-18T22:58:26.838021220</dc:date>
    <meta:editing-duration>PT9H24M9S</meta:editing-duration>
    <meta:editing-cycles>23</meta:editing-cycles>
    <meta:document-statistic meta:table-count="1" meta:cell-count="168" meta:object-count="0"/>
  </office:meta>
</office:document-meta>
</file>